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0.609791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Platform URI</text:p>
          </table:table-cell>
          <table:table-cell office:value-type="string" table:style-name="ce2">
            <text:p>Platform has &lt;relationship&gt; Sensor</text:p>
          </table:table-cell>
          <table:table-cell office:value-type="string" table:style-name="ce3">
            <text:p>Sensor URI</text:p>
          </table:table-cell>
          <table:table-cell office:value-type="string" table:style-name="ce3">
            <text:p>Sensor has &lt;relationship&gt; 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alos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1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aqua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3/">http://vocab.nerc.ac.uk/collection/L22/current/TOOL1063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aqu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6/">http://vocab.nerc.ac.uk/collection/L22/current/TOOL1066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aqua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6">
            <text:p>hasPlatform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4">
            <text:p>plat_aqu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5/">http://vocab.nerc.ac.uk/collection/L22/current/TOOL1035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aur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9/">http://vocab.nerc.ac.uk/collection/L22/current/TOOL1039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coriolis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0/">http://vocab.nerc.ac.uk/collection/L22/current/TOOL1060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0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0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3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1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9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2/">http://vocab.nerc.ac.uk/collection/L22/current/TOOL1082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7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47/">http://vocab.nerc.ac.uk/collection/L22/current/TOOL104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48/">http://vocab.nerc.ac.uk/collection/L22/current/TOOL104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ers1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sens_amisar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ers1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4/">sens_amiscat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ers1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72/">http://vocab.nerc.ac.uk/collection/L22/current/TOOL1072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ers1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46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ers2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sens_amisar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ers2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4/">sens_amiscat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3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0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Y-3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Y-3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Y-3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Y-3D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FY-3F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comW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comW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comW3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fo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78/">http://vocab.nerc.ac.uk/collection/L22/current/TOOL107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goes_08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0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09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0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09_bk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0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0_SA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1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2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2_SA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3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4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5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4">
            <text:p>plat_go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4/">http://vocab.nerc.ac.uk/collection/L22/current/TOOL1054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5/">http://vocab.nerc.ac.uk/collection/L22/current/TOOL1055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himawari-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5/">http://vocab.nerc.ac.uk/collection/L22/current/TOOL1085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ice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79/">http://vocab.nerc.ac.uk/collection/L22/current/TOOL1079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jason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4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jason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45/">http://vocab.nerc.ac.uk/collection/L22/current/TOOL1045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3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7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7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landsat_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7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landsat_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8/">http://vocab.nerc.ac.uk/collection/L22/current/TOOL1038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landsat_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6/">http://vocab.nerc.ac.uk/collection/L22/current/TOOL1056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eosat_10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9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eosat_1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9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eosat_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9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eosat_9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9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OpA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6">
            <text:p>hasPlatform</text:p>
          </table:table-cell>
          <table:table-cell table:style-name="ce8"/>
          <table:table-cell table:number-columns-repeated="16379"/>
        </table:table-row>
        <table:table-row table:number-rows-repeated="2" table:style-name="ro1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0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1/">http://vocab.nerc.ac.uk/collection/L22/current/TOOL1081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4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OpB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6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70/">http://vocab.nerc.ac.uk/collection/L22/current/TOOL1070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1/">http://vocab.nerc.ac.uk/collection/L22/current/TOOL1081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4/">http://vocab.nerc.ac.uk/collection/L22/current/TOOL1084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metOpC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0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1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4/">http://vocab.nerc.ac.uk/collection/L22/current/TOOL1084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imbus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0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oaa_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4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oaa_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4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9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oaa_10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4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0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3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5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8/">http://vocab.nerc.ac.uk/collection/L22/current/TOOL106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8/">http://vocab.nerc.ac.uk/collection/L22/current/TOOL106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8/">http://vocab.nerc.ac.uk/collection/L22/current/TOOL106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9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9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odin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0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odin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1/">http://vocab.nerc.ac.uk/collection/L22/current/TOOL1051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orbview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0867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parasol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42/">http://vocab.nerc.ac.uk/collection/L22/current/TOOL1042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sc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spot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9/">http://vocab.nerc.ac.uk/collection/L22/current/TOOL1059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spot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3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spot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9/">http://vocab.nerc.ac.uk/collection/L22/current/TOOL1059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terr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1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terr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5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topexPoseidon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43/</text:p>
          </table:table-cell>
          <table:table-cell office:value-type="string" table:style-name="ce6">
            <text:p>hasPlatform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4">
            <text:p>plat_trmm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8/">http://vocab.nerc.ac.uk/collection/L22/current/TOOL1058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terraSar_X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88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tandem_X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88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tsx_ng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88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envisat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48/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lat_saral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sens_altika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snpp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viirs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cryosat2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siral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smos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iras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1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2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3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3_a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3_xa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4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5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5_io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6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6_io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7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7_io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imbus6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8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9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0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1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2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3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4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tiros_n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6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7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5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3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6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3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7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3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8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4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noaa_19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4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metOpA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4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_metOpB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4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number-rows-repeated="1048413" table:style-name="ro2">
          <table:table-cell table:number-columns-repeated="16384"/>
        </table:table-row>
      </table:table>
      <table:table table:name="Sheet2" table:style-name="ta1">
        <table:table-column table:style-name="co5" table:number-columns-repeated="1023" table:default-cell-style-name="ce1"/>
        <table:table-column table:style-name="co6" table:number-columns-repeated="15361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5" table:number-columns-repeated="1023" table:default-cell-style-name="ce1"/>
        <table:table-column table:style-name="co6" table:number-columns-repeated="15361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Sheet1.A1:Sheet1.AMJ1048561" table:name="__Anonymous_Sheet_DB__0" table:contains-header="false">
          <table:sort>
            <table:sort-by table:field-number="0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10-29T15:32:23Z</meta:creation-date>
    <dc:date>2018-11-16T14:04:09Z</dc:date>
    <meta:editing-cycles>16</meta:editing-cycles>
    <meta:editing-duration>PT4065S</meta:editing-duration>
  </office:meta>
</office:document-meta>
</file>